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AotGeneratorRuntimeHintsTests.generateApplicationContext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ContextAotGeneratorRuntimeHintsTests.compile( GenericApplicationContext applicationContext , BiConsumer &lt; RuntimeHints , RuntimeHintsInvocations &gt; initialization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licationContextAotGeneratorRuntimeHintsTests.generateApplicationContextWith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ContextAotGeneratorRuntimeHintsTests.generateApplicationContextWithMultipleInit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licationContextAotGeneratorRuntimeHintsTests.generateApplicationContextWithInit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